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in4" table:style-name="ta1">
        <table:shapes>
          <draw:frame draw:z-index="0" draw:style-name="gr1" draw:text-style-name="P1" svg:width="453.51pt" svg:height="255.09pt" svg:x="322.84pt" svg:y="41.22pt">
            <draw:object draw:notify-on-update-of-ranges="Coin4.C5:Coin4.C12 Coin4.D4:Coin4.D4 Coin4.D5:Coin4.D12 Coin4.E4:Coin4.E4 Coin4.E5:Coin4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Iters for LB</text:p>
          </table:table-cell>
          <table:table-cell office:value-type="string" calcext:value-type="string">
            <text:p>Max U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21" calcext:value-type="float">
            <text:p>112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24" calcext:value-type="float">
            <text:p>322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759" calcext:value-type="float">
            <text:p>4759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20" calcext:value-type="float">
            <text:p>6620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810" calcext:value-type="float">
            <text:p>8810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333" calcext:value-type="float">
            <text:p>11333</text:p>
          </table:table-cell>
          <table:table-cell office:value-type="float" office:value="3683" calcext:value-type="float">
            <text:p>3683</text:p>
          </table:table-cell>
        </table:table-row>
      </table:table>
      <table:table table:name="Coin5" table:style-name="ta1">
        <table:shapes>
          <draw:frame draw:z-index="0" draw:style-name="gr1" draw:text-style-name="P1" svg:width="453.51pt" svg:height="255.09pt" svg:x="289.79pt" svg:y="44.08pt">
            <draw:object draw:notify-on-update-of-ranges="Coin5.C5:Coin5.C10 Coin5.D4:Coin5.D4 Coin5.D5:Coin5.D10 Coin5.E4:Coin5.E4 Coin5.E5:Coin5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Iters for LB</text:p>
          </table:table-cell>
          <table:table-cell office:value-type="string" calcext:value-type="string">
            <text:p>Max UB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12" calcext:value-type="float">
            <text:p>3312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266" calcext:value-type="float">
            <text:p>5266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735" calcext:value-type="float">
            <text:p>7735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724" calcext:value-type="float">
            <text:p>10724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238" calcext:value-type="float">
            <text:p>14238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280" calcext:value-type="float">
            <text:p>18280</text:p>
          </table:table-cell>
          <table:table-cell office:value-type="float" office:value="5818" calcext:value-type="float">
            <text:p>5818</text:p>
          </table:table-cell>
        </table:table-row>
      </table:table>
      <table:table table:name="Wlan3_Time_Max" table:style-name="ta1">
        <table:shapes>
          <draw:frame draw:z-index="0" draw:style-name="gr1" draw:text-style-name="P1" svg:width="453.51pt" svg:height="255.09pt" svg:x="403pt" svg:y="5.67pt">
            <draw:object draw:notify-on-update-of-ranges="Wlan3_Time_Max.C8:Wlan3_Time_Max.C24 Wlan3_Time_Max.E4:Wlan3_Time_Max.E7 Wlan3_Time_Max.E8:Wlan3_Time_Max.E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pt" svg:height="255.29pt" svg:x="415.64pt" svg:y="256.71pt">
            <draw:object draw:notify-on-update-of-ranges="Wlan3_Time_Max.C8:Wlan3_Time_Max.C24 Wlan3_Time_Max.D4:Wlan3_Time_Max.D7 Wlan3_Time_Max.D8:Wlan3_Time_Max.D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TM</text:p>
          </table:table-cell>
          <table:table-cell office:value-type="string" calcext:value-type="string">
            <text:p>Iters for LB</text:p>
          </table:table-cell>
          <table:table-cell office:value-type="string" calcext:value-type="string">
            <text:p>Max U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2659.9675040621" calcext:value-type="float">
            <text:p>12659.967504062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2811.161104" calcext:value-type="float">
            <text:p>12811.16110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2962.3547" calcext:value-type="float">
            <text:p>12962.3547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3113.5483064" calcext:value-type="float">
            <text:p>13113.548306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3264.7419" calcext:value-type="float">
            <text:p>13264.741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3415.9355" calcext:value-type="float">
            <text:p>13415.935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3567.1291" calcext:value-type="float">
            <text:p>13567.129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3718.3227" calcext:value-type="float">
            <text:p>13718.322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13869.51631" calcext:value-type="float">
            <text:p>13869.5163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14020.70991" calcext:value-type="float">
            <text:p>14020.7099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14171.903512" calcext:value-type="float">
            <text:p>14171.90351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office:value-type="float" office:value="14323.097112" calcext:value-type="float">
            <text:p>14323.09711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4474.2907" calcext:value-type="float">
            <text:p>14474.290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14625.4843144" calcext:value-type="float">
            <text:p>14625.4843144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4" calcext:value-type="float">
            <text:p>184</text:p>
          </table:table-cell>
          <table:table-cell office:value-type="float" office:value="14776.677915" calcext:value-type="float">
            <text:p>14776.67791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float" office:value="14927.871516" calcext:value-type="float">
            <text:p>14927.87151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15079.065116" calcext:value-type="float">
            <text:p>15079.065116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2"/>
          <table:table-cell table:formula="of:=12509-(151.1936*3)" office:value-type="float" office:value="12055.4192" calcext:value-type="float">
            <text:p>12055.4192</text:p>
          </table:table-cell>
          <table:table-cell table:number-columns-repeated="2"/>
        </table:table-row>
      </table:table>
      <table:table table:name="Wlan3_Cost_Max" table:style-name="ta1">
        <table:shapes>
          <draw:frame draw:z-index="0" draw:style-name="gr1" draw:text-style-name="P1" svg:width="453.51pt" svg:height="255.09pt" svg:x="339.73pt" svg:y="6.38pt">
            <draw:object draw:notify-on-update-of-ranges="Wlan3_Cost_Max.C8:Wlan3_Cost_Max.C24 Wlan3_Cost_Max.E4:Wlan3_Cost_Max.E7 Wlan3_Cost_Max.E8:Wlan3_Cost_Max.E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6pt" svg:height="255.29pt" svg:x="355.89pt" svg:y="273.09pt">
            <draw:object draw:notify-on-update-of-ranges="Wlan3_Cost_Max.C8:Wlan3_Cost_Max.C24 Wlan3_Cost_Max.D4:Wlan3_Cost_Max.D7 Wlan3_Cost_Max.D8:Wlan3_Cost_Max.D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TM</text:p>
          </table:table-cell>
          <table:table-cell office:value-type="string" calcext:value-type="string">
            <text:p>Iters for LB</text:p>
          </table:table-cell>
          <table:table-cell office:value-type="string" calcext:value-type="string">
            <text:p>Max U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449857.4216" calcext:value-type="float">
            <text:p>449857.421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60577.7295" calcext:value-type="float">
            <text:p>560577.729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71298.03879" calcext:value-type="float">
            <text:p>671298.0387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782018.348" calcext:value-type="float">
            <text:p>782018.34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892738.65724" calcext:value-type="float">
            <text:p>892738.6572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003458.966" calcext:value-type="float">
            <text:p>1003458.96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114179.2757" calcext:value-type="float">
            <text:p>1114179.2757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1224899.5849" calcext:value-type="float">
            <text:p>1224899.584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5619.8941" calcext:value-type="float">
            <text:p>1335619.894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1446340.203" calcext:value-type="float">
            <text:p>1446340.20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 office:value-type="float" office:value="1557060.51" calcext:value-type="float">
            <text:p>1557060.5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 office:value-type="float" office:value="1667780.8218" calcext:value-type="float">
            <text:p>1667780.821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1778501.131" calcext:value-type="float">
            <text:p>1778501.13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  <table:table-cell office:value-type="float" office:value="1889221.44" calcext:value-type="float">
            <text:p>1889221.44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1999941.7495" calcext:value-type="float">
            <text:p>1999941.749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2" calcext:value-type="float">
            <text:p>202</text:p>
          </table:table-cell>
          <table:table-cell office:value-type="float" office:value="2110662.05876" calcext:value-type="float">
            <text:p>2110662.0587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  <table:table-cell office:value-type="float" office:value="2221382.36799" calcext:value-type="float">
            <text:p>2221382.36799</text:p>
          </table:table-cell>
        </table:table-row>
      </table:table>
      <table:table table:name="Zeroconf" table:style-name="ta1">
        <table:shapes>
          <draw:frame draw:z-index="0" draw:style-name="gr1" draw:text-style-name="P1" svg:width="371.34pt" svg:height="208.97pt" svg:x="22.54pt" svg:y="140.8pt">
            <draw:object draw:notify-on-update-of-ranges="Zeroconf.C4:Zeroconf.C4 Zeroconf.C5:Zeroconf.C10 Zeroconf.D4:Zeroconf.D4 Zeroconf.D5:Zeroconf.D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372.02pt" svg:height="194.14pt" svg:x="419.78pt" svg:y="146.55pt">
            <draw:object draw:notify-on-update-of-ranges="Zeroconf.E4:Zeroconf.E4 Zeroconf.E5:Zeroconf.E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s for LB</text:p>
          </table:table-cell>
          <table:table-cell office:value-type="string" calcext:value-type="string">
            <text:p>Max U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0.4992623" calcext:value-type="float">
            <text:p>70.499262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5.7823667" calcext:value-type="float">
            <text:p>75.782366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1.63244179" calcext:value-type="float">
            <text:p>81.6324417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85.9863417" calcext:value-type="float">
            <text:p>85.986341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90.0539427" calcext:value-type="float">
            <text:p>90.053942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94.06685" calcext:value-type="float">
            <text:p>94.06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9:22:07.511934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00:26:55.557971098</meta:creation-date>
    <meta:generator>LibreOffice/5.4.5.1$Linux_X86_64 LibreOffice_project/40m0$Build-1</meta:generator>
    <dc:date>2021-02-22T19:41:06.934053639</dc:date>
    <meta:editing-duration>PT11H54M54S</meta:editing-duration>
    <meta:editing-cycles>48</meta:editing-cycles>
    <meta:document-statistic meta:table-count="5" meta:cell-count="18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925cm" svg:y="3.454cm" style:legend-expansion="high" chart:style-name="ch2"/>
        <chart:plot-area chart:style-name="ch3" table:cell-range-address="Coin4.C4:Coin4.E12" chart:data-source-has-labels="both" svg:x="0.32cm" svg:y="0.18cm" svg:width="10.285cm" svg:height="8.64cm">
          <chartooo:coordinate-region svg:x="1.312cm" svg:y="0.379cm" svg:width="9.014cm" svg:height="7.794cm"/>
          <chart:axis chart:dimension="x" chart:name="primary-x" chart:style-name="ch4" chartooo:axis-type="auto">
            <chartooo:date-scale/>
            <chart:categories table:cell-range-address="Coin4.C5:Coin4.C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in4.D5:Coin4.D12" chart:label-cell-address="Coin4.D4:Coin4.D4" chart:class="chart:line">
            <chart:regression-curve chart:style-name="ch7">
              <chart:equation chart:display-equation="true" chart:display-r-square="true"/>
            </chart:regression-curve>
            <chart:data-point chart:repeated="8"/>
          </chart:series>
          <chart:series chart:style-name="ch8" chart:values-cell-range-address="Coin4.E5:Coin4.E12" chart:label-cell-address="Coin4.E4:Coin4.E4" chart:class="chart:line">
            <chart:regression-curve chart:style-name="ch9">
              <chart:equation chart:display-equation="true" chart:display-r-square="true" svg:x="1.857cm" svg:y="7.13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s for LB</text:p>
                <draw:g>
                  <svg:desc>Coin4.D4:Coin4.D4</svg:desc>
                </draw:g>
              </table:table-cell>
              <table:table-cell office:value-type="string">
                <text:p>Max UB</text:p>
                <draw:g>
                  <svg:desc>Coin4.E4:Coin4.E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in4.C5:Coin4.C12</svg:desc>
                </draw:g>
              </table:table-cell>
              <table:table-cell office:value-type="float" office:value="529">
                <text:p>529</text:p>
                <draw:g>
                  <svg:desc>Coin4.D5:Coin4.D12</svg:desc>
                </draw:g>
              </table:table-cell>
              <table:table-cell office:value-type="float" office:value="155">
                <text:p>155</text:p>
                <draw:g>
                  <svg:desc>Coin4.E5:Coin4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21">
                <text:p>112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24">
                <text:p>322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59">
                <text:p>475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620">
                <text:p>6620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810">
                <text:p>8810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333">
                <text:p>11333</text:p>
              </table:table-cell>
              <table:table-cell office:value-type="float" office:value="3683">
                <text:p>3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Wlan3_Time_Max.C8:Wlan3_Time_Max.C24 Wlan3_Time_Max.E4:Wlan3_Time_Max.E24" chart:data-source-has-labels="both" svg:x="0.32cm" svg:y="0.18cm" svg:width="15.36cm" svg:height="8.64cm">
          <chartooo:coordinate-region svg:x="1.497cm" svg:y="0.379cm" svg:width="13.997cm" svg:height="7.794cm"/>
          <chart:axis chart:dimension="x" chart:name="primary-x" chart:style-name="ch3" chartooo:axis-type="auto">
            <chartooo:date-scale/>
            <chart:categories table:cell-range-address="Wlan3_Time_Max.C8:Wlan3_Time_Max.C2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Wlan3_Time_Max.E8:Wlan3_Time_Max.E24" chart:label-cell-address="Wlan3_Time_Max.E4:Wlan3_Time_Max.E7" chart:class="chart:line">
            <chart:regression-curve chart:style-name="ch6"/>
            <chart:regression-curve chart:style-name="ch7"/>
            <chart:regression-curve chart:style-name="ch8"/>
            <chart:regression-curve chart:style-name="ch8">
              <chart:equation chart:display-equation="true" chart:display-r-square="true"/>
            </chart:regression-curve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UB</text:p>
                <text:list>
                  <text:list-item>
                    <text:p>Max U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Wlan3_Time_Max.E4:Wlan3_Time_Max.E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Wlan3_Time_Max.C8:Wlan3_Time_Max.C24</svg:desc>
                </draw:g>
              </table:table-cell>
              <table:table-cell office:value-type="float" office:value="12659.9675040621">
                <text:p>12659.9675040621</text:p>
                <draw:g>
                  <svg:desc>Wlan3_Time_Max.E8:Wlan3_Time_Max.E2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811.161104">
                <text:p>12811.1611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962.3547">
                <text:p>12962.35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113.5483064">
                <text:p>13113.54830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264.7419">
                <text:p>13264.74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415.9355">
                <text:p>13415.93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567.1291">
                <text:p>13567.12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718.3227">
                <text:p>13718.32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869.51631">
                <text:p>13869.5163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020.70991">
                <text:p>14020.709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171.903512">
                <text:p>14171.9035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323.097112">
                <text:p>14323.0971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474.2907">
                <text:p>14474.29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625.4843144">
                <text:p>14625.48431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776.677915">
                <text:p>14776.6779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4927.871516">
                <text:p>14927.8715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079.065116">
                <text:p>15079.065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1.378cm" svg:y="3.955cm" style:legend-expansion="high" chart:style-name="ch2"/>
        <chart:plot-area chart:style-name="ch3" table:cell-range-address="Wlan3_Time_Max.C4:Wlan3_Time_Max.D24" chart:data-source-has-labels="both" svg:x="0.32cm" svg:y="0.18cm" svg:width="10.738cm" svg:height="8.647cm">
          <chartooo:coordinate-region svg:x="1.127cm" svg:y="0.379cm" svg:width="9.744cm" svg:height="7.801cm"/>
          <chart:axis chart:dimension="x" chart:name="primary-x" chart:style-name="ch4" chartooo:axis-type="auto">
            <chartooo:date-scale/>
            <chart:categories table:cell-range-address="Wlan3_Time_Max.C8:Wlan3_Time_Max.C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lan3_Time_Max.D8:Wlan3_Time_Max.D24" chart:label-cell-address="Wlan3_Time_Max.D4:Wlan3_Time_Max.D7" chart:class="chart:line">
            <chart:regression-curve chart:style-name="ch7">
              <chart:equation chart:display-equation="true" chart:display-r-square="true"/>
            </chart:regression-curve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s for LB</text:p>
                <text:list>
                  <text:list-item>
                    <text:p>Iters for L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Wlan3_Time_Max.D4:Wlan3_Time_Max.D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Wlan3_Time_Max.C8:Wlan3_Time_Max.C24</svg:desc>
                </draw:g>
              </table:table-cell>
              <table:table-cell office:value-type="float" office:value="59">
                <text:p>59</text:p>
                <draw:g>
                  <svg:desc>Wlan3_Time_Max.D8:Wlan3_Time_Max.D2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925cm" svg:y="3.454cm" style:legend-expansion="high" chart:style-name="ch2"/>
        <chart:plot-area chart:style-name="ch3" table:cell-range-address="Coin5.C4:Coin5.E10" chart:data-source-has-labels="both" svg:x="0.32cm" svg:y="0.18cm" svg:width="10.285cm" svg:height="8.64cm">
          <chartooo:coordinate-region svg:x="1.312cm" svg:y="0.379cm" svg:width="9.014cm" svg:height="7.794cm"/>
          <chart:axis chart:dimension="x" chart:name="primary-x" chart:style-name="ch4" chartooo:axis-type="auto">
            <chartooo:date-scale/>
            <chart:categories table:cell-range-address="Coin5.C5:Coin5.C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in5.D5:Coin5.D10" chart:label-cell-address="Coin5.D4:Coin5.D4" chart:class="chart:line"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series chart:style-name="ch8" chart:values-cell-range-address="Coin5.E5:Coin5.E10" chart:label-cell-address="Coin5.E4:Coin5.E4" chart:class="chart:line">
            <chart:regression-curve chart:style-name="ch9">
              <chart:equation chart:display-equation="true" chart:display-r-square="true" svg:x="4.21cm" svg:y="6.455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s for LB</text:p>
                <draw:g>
                  <svg:desc>Coin5.D4:Coin5.D4</svg:desc>
                </draw:g>
              </table:table-cell>
              <table:table-cell office:value-type="string">
                <text:p>Max UB</text:p>
                <draw:g>
                  <svg:desc>Coin5.E4:Coin5.E4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Coin5.C5:Coin5.C10</svg:desc>
                </draw:g>
              </table:table-cell>
              <table:table-cell office:value-type="float" office:value="3312">
                <text:p>3312</text:p>
                <draw:g>
                  <svg:desc>Coin5.D5:Coin5.D10</svg:desc>
                </draw:g>
              </table:table-cell>
              <table:table-cell office:value-type="float" office:value="1093">
                <text:p>1093</text:p>
                <draw:g>
                  <svg:desc>Coin5.E5:Coin5.E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266">
                <text:p>5266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735">
                <text:p>7735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724">
                <text:p>10724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238">
                <text:p>14238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280">
                <text:p>18280</text:p>
              </table:table-cell>
              <table:table-cell office:value-type="float" office:value="5818">
                <text:p>58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51cm" svg:y="3.952cm" style:legend-expansion="high" chart:style-name="ch2"/>
        <chart:plot-area chart:style-name="ch3" table:cell-range-address="Wlan3_Cost_Max.C8:Wlan3_Cost_Max.C24 Wlan3_Cost_Max.E4:Wlan3_Cost_Max.E24" chart:data-source-has-labels="both" svg:x="0.32cm" svg:y="0.18cm" svg:width="11.211cm" svg:height="8.64cm">
          <chartooo:coordinate-region svg:x="1.867cm" svg:y="0.379cm" svg:width="9.477cm" svg:height="7.794cm"/>
          <chart:axis chart:dimension="x" chart:name="primary-x" chart:style-name="ch4" chartooo:axis-type="auto">
            <chartooo:date-scale/>
            <chart:categories table:cell-range-address="Wlan3_Cost_Max.C8:Wlan3_Cost_Max.C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lan3_Cost_Max.E8:Wlan3_Cost_Max.E24" chart:label-cell-address="Wlan3_Cost_Max.E4:Wlan3_Cost_Max.E7" chart:class="chart:line">
            <chart:regression-curve chart:style-name="ch7">
              <chart:equation chart:display-equation="true" chart:display-r-square="true"/>
            </chart:regression-curve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UB</text:p>
                <text:list>
                  <text:list-item>
                    <text:p>Max U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Wlan3_Cost_Max.E4:Wlan3_Cost_Max.E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Wlan3_Cost_Max.C8:Wlan3_Cost_Max.C24</svg:desc>
                </draw:g>
              </table:table-cell>
              <table:table-cell office:value-type="float" office:value="449857.4216">
                <text:p>449857.4216</text:p>
                <draw:g>
                  <svg:desc>Wlan3_Cost_Max.E8:Wlan3_Cost_Max.E2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60577.7295">
                <text:p>560577.72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71298.03879">
                <text:p>671298.038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82018.348">
                <text:p>782018.3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92738.65724">
                <text:p>892738.657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3458.966">
                <text:p>1003458.9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14179.2757">
                <text:p>1114179.27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24899.5849">
                <text:p>1224899.58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35619.8941">
                <text:p>1335619.89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46340.203">
                <text:p>1446340.2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57060.51">
                <text:p>1557060.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67780.8218">
                <text:p>1667780.82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78501.131">
                <text:p>1778501.1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89221.44">
                <text:p>1889221.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99941.7495">
                <text:p>1999941.74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10662.05876">
                <text:p>2110662.058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21382.36799">
                <text:p>2221382.367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1.378cm" svg:y="3.955cm" style:legend-expansion="high" chart:style-name="ch2"/>
        <chart:plot-area chart:style-name="ch3" table:cell-range-address="Wlan3_Cost_Max.C4:Wlan3_Cost_Max.D24" chart:data-source-has-labels="both" svg:x="0.32cm" svg:y="0.18cm" svg:width="10.738cm" svg:height="8.647cm">
          <chartooo:coordinate-region svg:x="1.127cm" svg:y="0.379cm" svg:width="9.744cm" svg:height="7.801cm"/>
          <chart:axis chart:dimension="x" chart:name="primary-x" chart:style-name="ch4" chartooo:axis-type="auto">
            <chartooo:date-scale/>
            <chart:categories table:cell-range-address="Wlan3_Cost_Max.C8:Wlan3_Cost_Max.C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lan3_Cost_Max.D8:Wlan3_Cost_Max.D24" chart:label-cell-address="Wlan3_Cost_Max.D4:Wlan3_Cost_Max.D7" chart:class="chart:line">
            <chart:regression-curve chart:style-name="ch7">
              <chart:equation chart:display-equation="true" chart:display-r-square="true"/>
            </chart:regression-curve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s for LB</text:p>
                <text:list>
                  <text:list-item>
                    <text:p>Iters for LB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Wlan3_Cost_Max.D4:Wlan3_Cost_Max.D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Wlan3_Cost_Max.C8:Wlan3_Cost_Max.C24</svg:desc>
                </draw:g>
              </table:table-cell>
              <table:table-cell office:value-type="float" office:value="57">
                <text:p>57</text:p>
                <draw:g>
                  <svg:desc>Wlan3_Cost_Max.D8:Wlan3_Cost_Max.D2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01cm" svg:height="7.373cm" xlink:href=".." xlink:type="simple" chart:class="chart:line" chart:style-name="ch1">
        <chart:legend chart:legend-position="end" svg:x="8.794cm" svg:y="3.138cm" style:legend-expansion="high" chart:style-name="ch2"/>
        <chart:plot-area chart:style-name="ch3" table:cell-range-address="Zeroconf.C4:Zeroconf.D10" chart:data-source-has-labels="both" svg:x="0.262cm" svg:y="0.147cm" svg:width="8.27cm" svg:height="7.079cm">
          <chartooo:coordinate-region svg:x="0.883cm" svg:y="0.346cm" svg:width="7.555cm" svg:height="6.233cm"/>
          <chart:axis chart:dimension="x" chart:name="primary-x" chart:style-name="ch4" chartooo:axis-type="auto">
            <chartooo:date-scale/>
            <chart:categories table:cell-range-address="Zeroconf.C5:Zeroconf.C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Zeroconf.D5:Zeroconf.D10" chart:label-cell-address="Zeroconf.D4:Zeroconf.D4" chart:class="chart:line"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s for LB</text:p>
                <draw:g>
                  <svg:desc>Zeroconf.D4:Zeroconf.D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Zeroconf.C5:Zeroconf.C10</svg:desc>
                </draw:g>
              </table:table-cell>
              <table:table-cell office:value-type="float" office:value="37">
                <text:p>37</text:p>
                <draw:g>
                  <svg:desc>Zeroconf.D5:Zeroconf.D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25cm" svg:height="6.85cm" xlink:href=".." xlink:type="simple" chart:class="chart:line" chart:style-name="ch1">
        <chart:legend chart:legend-position="end" svg:x="9.294cm" svg:y="2.877cm" style:legend-expansion="high" chart:style-name="ch2"/>
        <chart:plot-area chart:style-name="ch3" table:cell-range-address="Zeroconf.E4:Zeroconf.E10" chart:data-source-has-labels="row" svg:x="0.262cm" svg:y="0.137cm" svg:width="8.77cm" svg:height="6.576cm">
          <chartooo:coordinate-region svg:x="0.883cm" svg:y="0.336cm" svg:width="7.869cm" svg:height="5.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eroconf.E5:Zeroconf.E10" chart:label-cell-address="Zeroconf.E4:Zeroconf.E4" chart:class="chart:line"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UB</text:p>
                <draw:g>
                  <svg:desc>Zeroconf.E4:Zeroconf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4992623">
                <text:p>70.4992623</text:p>
                <draw:g>
                  <svg:desc>Zeroconf.E5:Zeroconf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7823667">
                <text:p>75.7823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.63244179">
                <text:p>81.63244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.9863417">
                <text:p>85.9863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0539427">
                <text:p>90.0539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06685">
                <text:p>94.066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